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物品の保管庫のよ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おもしろいアイテム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「例えばどんな？」って聞いてほしそうな
目だーーーー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聞いた事のないような薬品がいっぱ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用途が分からない以上、持ち出したところで
役に立つとは思えな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えっちぃ道具とかないかな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ん？　このラベ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「最重要：稀薬SPL-195」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んか、最重要って言われると欲しくなっちゃう
　な～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稀薬SPL-195のビンをくすね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脱出に使えそうな物は無いよ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くとしよう。</text:p>
          </table:table-cell>
          <table:table-cell table:style-name="ce0" office:value-type="string">
            <text:p>Map009
</text:p>
          </table:table-cell>
          <table:table-cell table:style-name="ce0"/>
          <table:table-cell table:style-name="ce0" office:value-type="string">
            <text:p>Let's mov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2+02:00</meta:creation-date>
    <dc:date>2019-10-06T10:58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